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line-height="100%" fo:text-align="center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color="#99ff66" fo:font-size="13pt" style:font-size-asian="13pt" style:font-size-complex="13pt"/>
    </style:style>
    <style:style style:name="T2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user-transformed="true">
          <draw:text-box>
            <text:p>I am the bread of life<text:line-break/><text:span text:style-name="T1">(Susanne Toolan)</text:span></text:p>
          </draw:text-box>
        </draw:frame>
        <draw:frame presentation:style-name="pr2" draw:layer="layout" svg:width="28cm" svg:height="11.7cm" svg:x="0cm" svg:y="3.9cm" presentation:class="outline">
          <draw:text-box>
            <text:p>I am the bread of life, </text:p>
            <text:p>He who comes to me shall not hunger,</text:p>
            <text:p>He who believes in me shall not thirst.</text:p>
            <text:p>No one can come to me</text:p>
            <text:p>Unless the Father draw him.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p>And I will raise him up,</text:p>
            <text:p>And I will raise him up,</text:p>
            <text:p>And I will raise him up on the last day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 presentation:user-transformed="true">
          <draw:text-box>
            <text:p>The bread that I will give</text:p>
            <text:p>Is my flesh for the life of the world,</text:p>
            <text:p>And he who eats of this bread,</text:p>
            <text:p>He shall live for ever,</text:p>
            <text:p>He shall live for ever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p>And I will raise him up,</text:p>
            <text:p>And I will raise him up,</text:p>
            <text:p>And I will raise him up on the last day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p>Unless you eat of the flesh </text:p>
            <text:p>Of the Son of Man,</text:p>
            <text:p>And drink of His blood </text:p>
            <text:p>And drink of His blood,</text:p>
            <text:p>You shall not have life within you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p>And I will raise him up,</text:p>
            <text:p>And I will raise him up,</text:p>
            <text:p>And I will raise him up on the last day.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p>And I will raise him up,</text:p>
            <text:p>And I will raise him up,</text:p>
            <text:p>And I will raise him up on the last day.</text:p>
          </draw:text-box>
        </draw:frame>
        <draw:custom-shape draw:style-name="gr2" draw:text-style-name="P4" draw:layer="layout" svg:width="12.55cm" svg:height="1.782cm" svg:x="7.726cm" svg:y="13.247cm">
          <text:list text:style-name="L3">
            <text:list-header>
              <text:p text:style-name="P3"><text:span text:style-name="T2">Words &amp; music by Susanne Toolan </text:span></text:p>
            </text:list-header>
            <text:list-item>
              <text:p text:style-name="P3"><text:span text:style-name="T2">© 1966, GIA Publications Inc. All rights reserved.</text:span></text:p>
            </text:list-item>
          </text:list>
          <text:p text:style-name="P3"><text:span text:style-name="T2">Used with permission LicenSing No #62562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8-01T13:05:38.168912552</dc:date>
    <meta:editing-duration>PT1H51M46S</meta:editing-duration>
    <meta:editing-cycles>29</meta:editing-cycles>
    <meta:generator>LibreOffice/4.4.5.2$Linux_X86_64 LibreOffice_project/40m0$Build-2</meta:generator>
    <meta:document-statistic meta:object-count="55"/>
  </office:meta>
</office:document-meta>
</file>